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="solid" draw:fill-color="#ff95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standard">
      <style:graphic-properties draw:stroke="none" svg:stroke-width="0.03cm" svg:stroke-color="#333333" draw:marker-start-width="0.25cm" draw:marker-end-width="0.25cm" draw:fill="solid" draw:fill-color="#0084d1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family="'DejaVu Sans Condensed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DejaVu Sans Condensed'" style:font-family-generic="swiss" style:font-pitch="variable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8cm" svg:x="5.5cm" svg:y="2.1cm">
          <text:p text:style-name="P1"><text:span text:style-name="T1">A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0.8cm" svg:x="4.3cm" svg:y="2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7.9cm" svg:y="2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1cm" svg:height="0.8cm" svg:x="5.5cm" svg:y="3.1cm">
          <text:p text:style-name="P1"><text:span text:style-name="T1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1cm" svg:height="0.8cm" svg:x="6.7cm" svg:y="3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7.9cm" svg:y="3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cm" svg:height="0.8cm" svg:x="9.1cm" svg:y="3.1cm">
          <text:p text:style-name="P3"><text:span text:style-name="T2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1cm" svg:height="0.8cm" svg:x="5.5cm" svg:y="4.1cm">
          <text:p text:style-name="P1"><text:span text:style-name="T1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1cm" svg:height="0.8cm" svg:x="6.7cm" svg:y="4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7.9cm" svg:y="4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cm" svg:height="0.8cm" svg:x="9.1cm" svg:y="4.1cm">
          <text:p text:style-name="P3"><text:span text:style-name="T2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0.8cm" svg:x="4.3cm" svg:y="4.1cm">
          <text:p text:style-name="P1"><text:span text:style-name="T1">A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1cm" svg:height="0.8cm" svg:x="6.7cm" svg:y="2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0.8cm" svg:x="4.3cm" svg:y="3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0.8cm" svg:x="3.1cm" svg:y="4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4T21:03:54</meta:creation-date>
    <dc:date>2012-12-10T21:32:33</dc:date>
    <meta:editing-duration>PT3H35M26S</meta:editing-duration>
    <meta:editing-cycles>18</meta:editing-cycles>
    <meta:generator>LibreOffice/3.5$Linux_X86_64 LibreOffice_project/350m1$Build-2</meta:generator>
    <meta:document-statistic meta:object-count="15"/>
  </office:meta>
</office:document-meta>
</file>